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5D0000007D1C7775D75BFBC0BB.jpg" manifest:media-type="image/jpe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Black" svg:font-family="'Arial Black'" style:font-adornments="Normal" style:font-pitch="variable"/>
    <style:font-face style:name="Bitstream Vera Sans" svg:font-family="'Bitstream Vera Sans'" style:font-pitch="variable"/>
    <style:font-face style:name="Bitstream Vera Sans1" svg:font-family="'Bitstream Vera Sans'" style:font-family-generic="swiss" style:font-pitch="variable"/>
    <style:font-face style:name="Bitstream Vera Serif" svg:font-family="'Bitstream Vera Serif'" style:font-family-generic="roman" style:font-pitch="variable"/>
    <style:font-face style:name="Calibri" svg:font-family="Calibri" style:font-adornments="Gras" style:font-family-generic="swiss" style:font-pitch="variable"/>
    <style:font-face style:name="Calibri1" svg:font-family="Calibri" style:font-adornments="Normal" style:font-family-generic="swiss" style:font-pitch="variable"/>
    <style:font-face style:name="Lucidasans" svg:font-family="Lucidasans"/>
    <style:font-face style:name="Lucidasans1" svg:font-family="Lucidasans" style:font-pitch="variable"/>
    <style:font-face style:name="Mincho" svg:font-family="Mincho" style:font-pitch="variable"/>
    <style:font-face style:name="OpenSymbol" svg:font-family="OpenSymbol"/>
    <style:font-face style:name="Times New Roman" svg:font-family="'Times New Roman'" style:font-family-generic="roman" style:font-pitch="variable"/>
  </office:font-face-decls>
  <office:automatic-styles>
    <style:style style:name="P1" style:family="paragraph" style:parent-style-name="MonAuteur">
      <style:text-properties style:use-window-font-color="true" loext:opacity="0%" style:font-name="Times New Roman" fo:font-size="12pt" fo:language="fr" fo:country="FR" style:font-name-asian="Times New Roman" style:font-size-asian="12pt" style:font-name-complex="Times New Roman" style:font-size-complex="12pt" style:language-complex="ar" style:country-complex="SA"/>
    </style:style>
    <style:style style:name="P2" style:family="paragraph" style:parent-style-name="MonParagraphe">
      <style:text-properties officeooo:paragraph-rsid="00214063"/>
    </style:style>
    <style:style style:name="P3" style:family="paragraph" style:parent-style-name="MonTitre" style:master-page-name="Standard">
      <style:paragraph-properties style:page-number="auto"/>
      <style:text-properties style:use-window-font-color="true" loext:opacity="0%" style:font-name="Times New Roman" fo:font-size="18pt" fo:language="fr" fo:country="FR" fo:font-weight="bold" officeooo:rsid="00214063" officeooo:paragraph-rsid="00214063" style:font-name-asian="Times New Roman" style:font-size-asian="18pt" style:font-weight-asian="bold" style:font-name-complex="Times New Roman" style:font-size-complex="18pt" style:language-complex="ar" style:country-complex="SA"/>
    </style:style>
    <style:style style:name="P4" style:family="paragraph" style:parent-style-name="MonParagraphe">
      <style:text-properties officeooo:rsid="00219677" officeooo:paragraph-rsid="00219677"/>
    </style:style>
    <style:style style:name="P5" style:family="paragraph" style:parent-style-name="MonParagraphe">
      <style:paragraph-properties fo:text-align="start" style:justify-single-word="false"/>
      <style:text-properties officeooo:rsid="00219677" officeooo:paragraph-rsid="00219677"/>
    </style:style>
    <style:style style:name="P6" style:family="paragraph" style:parent-style-name="MonParagraphe">
      <style:paragraph-properties fo:margin-left="0cm" fo:margin-right="0cm" fo:text-indent="0cm" style:auto-text-indent="false"/>
      <style:text-properties officeooo:rsid="00214063" officeooo:paragraph-rsid="00214063"/>
    </style:style>
    <style:style style:name="P7" style:family="paragraph" style:parent-style-name="MonParagraphe">
      <style:text-properties officeooo:paragraph-rsid="00214063"/>
    </style:style>
    <style:style style:name="P8" style:family="paragraph" style:parent-style-name="MonTitreSection">
      <style:text-properties officeooo:rsid="00214063" officeooo:paragraph-rsid="00214063"/>
    </style:style>
    <style:style style:name="P9" style:family="paragraph" style:parent-style-name="MonTitreSection">
      <style:text-properties officeooo:paragraph-rsid="00214063"/>
    </style:style>
    <style:style style:name="T1" style:family="text">
      <style:text-properties style:use-window-font-color="true" loext:opacity="0%" style:font-name="Calibri" fo:font-size="10pt" fo:language="fr" fo:country="FR" fo:font-weight="bold" officeooo:rsid="00214063" style:font-name-asian="Times New Roman" style:font-size-asian="14pt" style:font-weight-asian="bold" style:font-name-complex="Times New Roman" style:font-size-complex="14pt" style:language-complex="ar" style:country-complex="SA"/>
    </style:style>
    <style:style style:name="T2" style:family="text">
      <style:text-properties style:use-window-font-color="true" loext:opacity="0%" style:font-name="Times New Roman" fo:font-size="12pt" fo:language="fr" fo:country="FR" style:font-name-asian="Times New Roman" style:font-size-asian="12pt" style:font-name-complex="Times New Roman" style:font-size-complex="12pt" style:language-complex="ar" style:country-complex="SA"/>
    </style:style>
    <style:style style:name="T3" style:family="text">
      <style:text-properties style:use-window-font-color="true" loext:opacity="0%" style:font-name="Arial" fo:font-size="16pt" fo:language="fr" fo:country="FR" fo:font-weight="bold" officeooo:rsid="00214063" style:letter-kerning="true" style:font-name-asian="Times New Roman" style:font-size-asian="16pt" style:font-weight-asian="bold" style:font-name-complex="Arial" style:font-size-complex="16pt" style:language-complex="ar" style:country-complex="SA" style:font-weight-complex="bold"/>
    </style:style>
    <style:style style:name="T4" style:family="text">
      <style:text-properties officeooo:rsid="00214063"/>
    </style:style>
    <style:style style:name="T5" style:family="text">
      <style:text-properties officeooo:rsid="00219677"/>
    </style:style>
    <style:style style:name="T6" style:family="text">
      <style:text-properties fo:font-weight="bold" style:font-weight-asian="bold" style:font-weight-complex="bold"/>
    </style:style>
    <style:style style:name="T7" style:family="text">
      <style:text-properties fo:font-weight="bold" officeooo:rsid="00219677" style:font-weight-asian="bold" style:font-weight-complex="bold"/>
    </style:style>
    <style:style style:name="T8" style:family="text">
      <style:text-properties fo:font-weight="normal" style:font-weight-asian="normal" style:font-weight-complex="normal"/>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e"/>
      </text:sequence-decls>
      <text:p text:style-name="P3">Rapport du mini-projet Candy Crush</text:p>
      <text:h text:style-name="P8" text:outline-level="1">Quel niveau de difficulté avez-vous implémenté ?</text:h>
      <text:p text:style-name="P2"/>
      <text:p text:style-name="P4">Nous avons choisi d’imposer un nombre de coups maximum définissable dans le code ainsi un score à atteindre, le score pour une combinaison est de 30 points et le score à atteindre est de 2000 points. Ces données peuvent être changés pour ajuster la durée/difficulté du jeu.</text:p>
      <text:p text:style-name="P2"/>
      <text:h text:style-name="P9" text:outline-level="1"><text:span text:style-name="T4">Décri</text:span><text:span text:style-name="T3">vez</text:span><text:span text:style-name="T4"> les règles de votre </text:span><text:span text:style-name="T3">jeu en quelques lignes</text:span></text:h>
      <text:p text:style-name="P2"/>
      <text:p text:style-name="P5">Le jeu se joue de la façon suivante : </text:p>
      <text:p text:style-name="P5">Le joueur lance le code, une partie se lance, une grille générée aléatoirement est générée. Le jeu demande alors au joueur la ligne et la colonne du bonbon qu’il souhaite déplacer. Ensuite le jeu demande dans quel sens (haut, bas, gauche ou droite) ce bonbon doit être bougé. Après avoir vérifié la validité du coup (combinaison de 3 bonbon créée) celui-ci vérifie les combinaisons créées et incrémente le compteur de points.</text:p>
      <text:p text:style-name="P5">Ainsi, le principe du jeu est d’aligner 3 bonbons de même couleur pour obtenir des points et gagner la partie.</text:p>
      <text:p text:style-name="P2"/>
      <text:h text:style-name="P8" text:outline-level="1">Écrivez l’algorithme principal de votre jeu en français</text:h>
      <text:p text:style-name="P6"><text:span text:style-name="T6"/></text:p>
      <text:p text:style-name="P6"><text:span text:style-name="T6">def</text:span> switch_directions(grille,i,j,choix_directions,compteur_coups):</text:p>
      <text:p text:style-name="P6"><text:s text:c="4"/>'''Automatise les changements de bonbons en fonction de la direction</text:p>
      <text:p text:style-name="P6"><text:s text:c="4"/>a besoin de la direction, des coordonnées du bonbon visé, de la grille et du compteur de coups</text:p>
      <text:p text:style-name="P6"><text:s text:c="4"/>effectue le changement;</text:p>
      <text:p text:style-name="P6"><text:s text:c="4"/>s'il n'est pas valable, switch = False, le compteur ne varie pas, la grille revient à son état d'origine</text:p>
      <text:p text:style-name="P6"><text:s text:c="4"/>S'il est valable, la grille est modifiée, le compteur de coups augmente, switch = true, on sort de la boucle</text:p>
      <text:p text:style-name="P6"><text:s text:c="4"/>renvoie: le booléen switch, le compteur, la grille (modifiée ou non)</text:p>
      <text:p text:style-name="P6"><text:s text:c="4"/>'''</text:p>
      <text:p text:style-name="P6"><text:span text:style-name="T6">def</text:span> echange_coords(grille,compteur_coups):</text:p>
      <text:p text:style-name="P6"><text:s text:c="4"/>'''</text:p>
      <text:p text:style-name="P6"><text:s text:c="4"/>Tant qu'un changement valable n'a pas été effectué:</text:p>
      <text:p text:style-name="P6"><text:s text:c="4"/>demande à l'utlisiateur un jeu de coordonnées</text:p>
      <text:p text:style-name="P6"><text:s text:c="4"/>vérifie s'il existe des bonbons dans les quatre directions</text:p>
      <text:p text:style-name="P6"><text:s text:c="4"/>propose à l'utilisateur de choisir une des directions possibles</text:p>
      <text:p text:style-name="P6"><text:s text:c="4"/>si ce changement créé une nouvelle combinaison, on échange les bonbons</text:p>
      <text:p text:style-name="P6"><text:s text:c="4"/>si ce changement ne crée pas de nouvelle combinaison, on redemande un nouveau jeu de coordonnées qui marche</text:p>
      <text:p text:style-name="P6"><text:s text:c="4"/>renvoie la grille avec les bonbons échangés.</text:p>
      <text:p text:style-name="P6"><text:soft-page-break/><text:s text:c="4"/>'''</text:p>
      <text:p text:style-name="P6"><text:span text:style-name="T6">def</text:span> scotch(grille):</text:p>
      <text:p text:style-name="P6"><text:s text:c="4"/>"""à patir d'une grille donnée, renvoie cette même grille entouré d'un scotch(de 0)</text:p>
      <text:p text:style-name="P6"><text:s text:c="4"/>"""</text:p>
      <text:p text:style-name="P6"><text:span text:style-name="T6">def</text:span> detecte_coordonnees_combinaison(grille,i,j):</text:p>
      <text:p text:style-name="P6"><text:s text:c="4"/>"""Renvoie une liste contenant les coordonnées de tout</text:p>
      <text:p text:style-name="P6"><text:s text:c="4"/>les bonbons appartenant à la combinaison du bonbon (i,j)</text:p>
      <text:p text:style-name="P6"><text:s text:c="4"/>"""</text:p>
      <text:p text:style-name="P6"><text:span text:style-name="T6">def</text:span> test_detecte_coordonnees_combinaison():</text:p>
      <text:p text:style-name="P6"><text:s text:c="4"/>"""</text:p>
      <text:p text:style-name="P6"><text:s text:c="4"/>Teste la fonction detecte_coordonnees_combinaison(grille, i, j).</text:p>
      <text:p text:style-name="P6"><text:s text:c="4"/>Pour chaque cas de test, affiche True si le test passe, False sinon</text:p>
      <text:p text:style-name="P6"><text:s text:c="4"/>Pour éviter toute confusion par rapport à l'ordre dans lequel les combinaisons sont placées dans</text:p>
      <text:p text:style-name="P6"><text:s text:c="4"/>la liste renvoyée par detecte_coordonnees_combinaison, on préfère vérifier que chaque coordonnée </text:p>
      <text:p text:style-name="P6"><text:s text:c="4"/>de bonbon impliquée dans la combinaison attendue est présente dans cette liste et qu'elle contient </text:p>
      <text:p text:style-name="P6"><text:s text:c="4"/>le bon nombre de valeurs</text:p>
      <text:p text:style-name="P6"><text:s text:c="4"/>"""</text:p>
      <text:p text:style-name="P6">def recherche_combinaison_grille(grille):</text:p>
      <text:p text:style-name="P6"><text:s text:c="4"/>"""</text:p>
      <text:p text:style-name="P6"><text:s text:c="4"/>fonction qui parcourt toute la grille et trouve toutes les combinaisons pour les mettre dans une liste (ttes_combis), puis</text:p>
      <text:p text:style-name="P6"><text:s text:c="4"/>parcourt ttes_combis et crée une liste où sont supprimées toutes les coordonnées dupliquées pour que chacune n'apparaisse qu'une fois</text:p>
      <text:p text:style-name="P6"/>
      <text:p text:style-name="P6"><text:s text:c="4"/>Parameters</text:p>
      <text:p text:style-name="P6"><text:s text:c="4"/>----------</text:p>
      <text:p text:style-name="P6"><text:s text:c="4"/>grille : liste de listes (tableau 2D)</text:p>
      <text:p text:style-name="P6"><text:s text:c="8"/>la grille de jeu</text:p>
      <text:p text:style-name="P6"/>
      <text:p text:style-name="P6"><text:s text:c="4"/>Returns</text:p>
      <text:p text:style-name="P6"><text:s text:c="4"/>-------</text:p>
      <text:p text:style-name="P6"><text:s text:c="4"/>combis_sans_doubles : liste de listes </text:p>
      <text:p text:style-name="P6"><text:s text:c="8"/>liste contenant les coordonnées de tous les bonbons impliqués dans une combinaison dans la grille</text:p>
      <text:p text:style-name="P6"/>
      <text:p text:style-name="P6"><text:s text:c="4"/>"""</text:p>
      <text:p text:style-name="P6"><text:span text:style-name="T6">def</text:span> gravite(grille):</text:p>
      <text:p text:style-name="P6"><text:s text:c="4"/>"""</text:p>
      <text:p text:style-name="P6"><text:s text:c="4"/>fonction qui applique sur la grille la "gravité", faisant descendre dans la grille les bonbons (cases de valeur non nulle) jusqu'à avoir toutes les</text:p>
      <text:p text:style-name="P6"><text:s text:c="4"/>cases vides (0) situées le plus haut possible sans aucun bonbon au dessus</text:p>
      <text:p text:style-name="P6"><text:soft-page-break/></text:p>
      <text:p text:style-name="P6"><text:s text:c="4"/>Parameters</text:p>
      <text:p text:style-name="P6"><text:s text:c="4"/>----------</text:p>
      <text:p text:style-name="P6"><text:s text:c="4"/>grille : liste de listes</text:p>
      <text:p text:style-name="P6"><text:s text:c="8"/>la grille de jeu avec des cases vides et d'autres avec bonbons</text:p>
      <text:p text:style-name="P6"/>
      <text:p text:style-name="P6"><text:s text:c="4"/>Returns</text:p>
      <text:p text:style-name="P6"><text:s text:c="4"/>-------</text:p>
      <text:p text:style-name="P6"><text:s text:c="4"/>g : grille sur laquelle la gravité a été appliquée</text:p>
      <text:p text:style-name="P6"/>
      <text:p text:style-name="P6"><text:s text:c="4"/>"""</text:p>
      <text:p text:style-name="P6"><text:span text:style-name="T6">def</text:span> elimination(grille,liste_combi,score):</text:p>
      <text:p text:style-name="P6"><text:s text:c="4"/>"""</text:p>
      <text:p text:style-name="P6"><text:s text:c="4"/>fonction qui remplace par des zéros les valeurs dans les cases dont les </text:p>
      <text:p text:style-name="P6"><text:s text:c="4"/>coordonnées apparaissent dans liste_combi</text:p>
      <text:p text:style-name="P6"><text:s text:c="4"/>rajoute à la variable score le nombre de valeurs modifiées</text:p>
      <text:p text:style-name="P6"><text:s text:c="4"/></text:p>
      <text:p text:style-name="P6"><text:s text:c="4"/>Parameters</text:p>
      <text:p text:style-name="P6"><text:s text:c="4"/>----------</text:p>
      <text:p text:style-name="P6"><text:s text:c="4"/>grille : tableau 2D</text:p>
      <text:p text:style-name="P6"><text:s text:c="4"/>liste_combi : tableau 2D</text:p>
      <text:p text:style-name="P6"><text:s text:c="4"/>score : int</text:p>
      <text:p text:style-name="P6"/>
      <text:p text:style-name="P6"><text:s text:c="4"/>Returns</text:p>
      <text:p text:style-name="P6"><text:s text:c="4"/>-------</text:p>
      <text:p text:style-name="P6"><text:s text:c="4"/>grille, score (modifiés)</text:p>
      <text:p text:style-name="P6"/>
      <text:p text:style-name="P6"><text:s text:c="4"/>"""</text:p>
      <text:p text:style-name="P6"><text:span text:style-name="T6">def</text:span> regeneration(grille,score):</text:p>
      <text:p text:style-name="P6"><text:s text:c="4"/>"""</text:p>
      <text:p text:style-name="P6"><text:s text:c="4"/>fonction qui parcourt la grille et remplace toutes les cases vides par un </text:p>
      <text:p text:style-name="P6"><text:s text:c="4"/>bonbon d'une nouvelle couleur aléatoire, c'est à dire que les cases de </text:p>
      <text:p text:style-name="P6"><text:s text:c="4"/>valeur 0 prennent une valeur aléatoire de 1 à 4</text:p>
      <text:p text:style-name="P6"><text:s text:c="4"/>Quand des combinaisons sont créées, supprime les bonbons et ajoute points </text:p>
      <text:p text:style-name="P6"><text:s text:c="4"/>au score, puis refait tomber nouveaux bonbons avec gravité, et en génère </text:p>
      <text:p text:style-name="P6"><text:s text:c="4"/>de nouveaux jusqu'à ce qu'il n'y ait plus de combinaison déjà faite</text:p>
      <text:p text:style-name="P6"><text:s text:c="4"/>affiche la grille au fur et à mesure de sa modification</text:p>
      <text:p text:style-name="P6"><text:s text:c="4"/>Parameters</text:p>
      <text:p text:style-name="P6"><text:s text:c="4"/>----------</text:p>
      <text:p text:style-name="P6"><text:soft-page-break/><text:s text:c="4"/>grille : liste 2D</text:p>
      <text:p text:style-name="P6"><text:s text:c="4"/>score : int</text:p>
      <text:p text:style-name="P6"><text:s text:c="4"/>Returns</text:p>
      <text:p text:style-name="P6"><text:s text:c="4"/>-------</text:p>
      <text:p text:style-name="P6"><text:s text:c="4"/>grille, score</text:p>
      <text:p text:style-name="P6"><text:s text:c="4"/>"""</text:p>
      <text:p text:style-name="P6"><text:span text:style-name="T6">def</text:span> gen_grille_init(size):</text:p>
      <text:p text:style-name="P6"><text:s text:c="4"/>"""</text:p>
      <text:p text:style-name="P6"><text:s text:c="4"/>fonction qui génère une liste de listes (grille) dont les valeurs</text:p>
      <text:p text:style-name="P6"><text:s text:c="4"/>sont des nombres de 1 à 4, et recherche les combinaisons qui </text:p>
      <text:p text:style-name="P6"><text:s text:c="4"/>apparaissent dans cette grille. Tant qu'il existe des combinaisons,</text:p>
      <text:p text:style-name="P6"><text:s text:c="4"/>remplace les valeurs par des nouvelles aléatoires jusqu'à obtenir</text:p>
      <text:p text:style-name="P6"><text:s text:c="4"/>une grille de jeu sans aucune combinaison</text:p>
      <text:p text:style-name="P6"><text:s text:c="4"/></text:p>
      <text:p text:style-name="P6"><text:s text:c="4"/>Parameters</text:p>
      <text:p text:style-name="P6"><text:s text:c="4"/>----------</text:p>
      <text:p text:style-name="P6"><text:s text:c="4"/>size : int</text:p>
      <text:p text:style-name="P6"><text:s text:c="8"/>nombre de lignes et de colonnes de la grille voulue</text:p>
      <text:p text:style-name="P6"><text:s text:c="8"/></text:p>
      <text:p text:style-name="P6"><text:s text:c="4"/>Returns</text:p>
      <text:p text:style-name="P6"><text:s text:c="4"/>grille (liste de listes)</text:p>
      <text:p text:style-name="P6"><text:s text:c="4"/>"""</text:p>
      <text:p text:style-name="P6"><text:span text:style-name="T6">def</text:span> valide_directions(i,j,grille):</text:p>
      <text:p text:style-name="P6"><text:s text:c="4"/>'''une fonction pour déterminer plus facilement dans quelle direction on peut faire des échanges</text:p>
      <text:p text:style-name="P6"><text:s text:c="4"/>renvoie une liste de chaines de caractères avec les directions valables'''</text:p>
      <text:p text:style-name="P6"/>
      <text:p text:style-name="P6"><text:span text:style-name="T6">def</text:span> tests_combinaisons(i,j,a,b,grille,cpt_combis):</text:p>
      <text:p text:style-name="P6"><text:s text:c="4"/><text:span text:style-name="T8">'''</text:span>Une fonction qui teste simplement si les échanges donnent des combinaisons</text:p>
      <text:p text:style-name="P6"><text:s text:c="4"/>prend comme input i et j les coordonnées du bonbon de base (on va faire parcourir tous les i et j)</text:p>
      <text:p text:style-name="P6"><text:s text:c="4"/>prend comme input a et b, deux variables qui dépendent de la fonction verif_deadlock et valide_direction et qui varient selon la direction voulue pour le changement</text:p>
      <text:p text:style-name="P6"><text:s text:c="4"/>renvoie le nombre de combinaisons trouvées</text:p>
      <text:p text:style-name="P6"><text:s text:c="4"/>'''</text:p>
      <text:p text:style-name="P6"><text:span text:style-name="T6">def</text:span> affichage_grille(grille, nb_type_bonbons):</text:p>
      <text:p text:style-name="P6"><text:s text:c="4"/>""" Affiche la grille de jeu "grille" contenant au maximum "nb_type_bonbons" couleurs de bonbons différentes.</text:p>
      <text:p text:style-name="P6"><text:s text:c="4"/>"""</text:p>
      <text:p text:style-name="P6">size = 8</text:p>
      <text:p text:style-name="P6">grille = gen_grille_init(size)</text:p>
      <text:p text:style-name="P6">score=0</text:p>
      <text:p text:style-name="P6"><text:soft-page-break/>score_max = 2000</text:p>
      <text:p text:style-name="P6">compteur_coups=0</text:p>
      <text:p text:style-name="P6">nb_coups_max = 30</text:p>
      <text:p text:style-name="P6">affichage_grille(grille, 4)</text:p>
      <text:p text:style-name="P6"/>
      <text:p text:style-name="P6"><text:span text:style-name="T7">tant que le</text:span> score &lt; score_max <text:span text:style-name="T7">et</text:span> compteur_coups &lt; nb_coups_max <text:span text:style-name="T7">et</text:span> verification_deadlock(grille) == False:</text:p>
      <text:p text:style-name="P6"><text:s text:c="4"/>grille,compteur_coups = echange_coords(grille,compteur_coups)</text:p>
      <text:p text:style-name="P6"><text:s text:c="4"/><text:span text:style-name="T7">afficher</text:span><text:span text:style-name="T5"> <text:s/></text:span>"Il vous reste {nb_coups_max-compteur_coups} coups sur {nb_coups_max}"</text:p>
      <text:p text:style-name="P6"><text:s text:c="4"/>grille,score = regeneration(grille,score)</text:p>
      <text:p text:style-name="P6"><text:s text:c="4"/><text:span text:style-name="T7">afficher </text:span>"Votre score est de {score}. Il vous manque {score_max-score} points pour atteindre l'objectif."</text:p>
      <text:p text:style-name="P6"><text:span text:style-name="T7">si</text:span> score &gt;= score_max :</text:p>
      <text:p text:style-name="P6"><text:s text:c="4"/><text:span text:style-name="T7">afficher </text:span>"Félicitations vous avez gagné. Votre score final est de {score}."</text:p>
      <text:p text:style-name="P6"><text:span text:style-name="T7">si</text:span> compteur_coups &gt;= nb_coups_max :</text:p>
      <text:p text:style-name="P6"><text:s text:c="4"/><text:span text:style-name="T7">afficher </text:span>"Vous n'avez pas réussi à atteindre l'objectif? Votre score final était de {score}"</text:p>
      <text:p text:style-name="P6"><text:span text:style-name="T7">si</text:span> verification_deadlock(grille) == True:</text:p>
      <text:p text:style-name="P6"><text:s text:c="4"/><text:span text:style-name="T7">afficher </text:span>"Vous avez atteint une grille irrésolvable. Votre score final était de {score}"</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Black" svg:font-family="'Arial Black'" style:font-adornments="Normal" style:font-pitch="variable"/>
    <style:font-face style:name="Bitstream Vera Sans" svg:font-family="'Bitstream Vera Sans'" style:font-pitch="variable"/>
    <style:font-face style:name="Bitstream Vera Sans1" svg:font-family="'Bitstream Vera Sans'" style:font-family-generic="swiss" style:font-pitch="variable"/>
    <style:font-face style:name="Bitstream Vera Serif" svg:font-family="'Bitstream Vera Serif'" style:font-family-generic="roman" style:font-pitch="variable"/>
    <style:font-face style:name="Calibri" svg:font-family="Calibri" style:font-adornments="Gras" style:font-family-generic="swiss" style:font-pitch="variable"/>
    <style:font-face style:name="Calibri1" svg:font-family="Calibri" style:font-adornments="Normal" style:font-family-generic="swiss" style:font-pitch="variable"/>
    <style:font-face style:name="Lucidasans" svg:font-family="Lucidasans"/>
    <style:font-face style:name="Lucidasans1" svg:font-family="Lucidasans" style:font-pitch="variable"/>
    <style:font-face style:name="Mincho" svg:font-family="Mincho" style:font-pitch="variable"/>
    <style:font-face style:name="OpenSymbol"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Bitstream Vera Serif" fo:font-size="12pt" fo:language="fr" fo:country="FR" style:font-name-asian="Bitstream Vera Sans" style:font-size-asian="12pt" style:language-asian="zxx" style:country-asian="none" style:font-name-complex="Lucida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Bitstream Vera Serif" fo:font-size="12pt" fo:language="fr" fo:country="FR" style:font-name-asian="Bitstream Vera Sans" style:font-size-asian="12pt" style:language-asian="zxx" style:country-asian="none" style:font-name-complex="Lucidasans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1" fo:font-family="'Bitstream Vera Sans'" style:font-family-generic="swiss" style:font-pitch="variable" fo:font-size="14pt"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Standard"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left="0cm" fo:margin-right="0cm" fo:margin-top="0.423cm" fo:margin-bottom="0.106cm" style:contextual-spacing="false" fo:text-indent="0cm" style:auto-text-indent="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style:contextual-spacing="false"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style:contextual-spacing="false"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style: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style: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7cm" style:type="right"/>
        </style:tab-stops>
      </style:paragraph-properties>
      <style:text-properties style:font-name="Calibri1" fo:font-family="Calibri" style:font-style-name="Normal" style:font-family-generic="swiss" style:font-pitch="variable" fo:font-size="10pt"/>
    </style:style>
    <style:style style:name="Caption" style:family="paragraph" style:parent-style-name="Standard" style:next-style-name="Standard" style:class="extra">
      <style:paragraph-properties fo:text-align="center" style:justify-single-word="false"/>
      <style:text-properties fo:color="#004586" loext:opacity="100%" style:font-name="Calibri1" fo:font-family="Calibri" style:font-style-name="Normal" style:font-family-generic="swiss" style:font-pitch="variable" fo:font-size="10pt" fo:font-style="italic" fo:font-weight="normal"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alibri1" fo:font-family="Calibri" style:font-style-name="Normal" style:font-family-generic="swiss" style:font-pitch="variable" style:font-name-complex="Lucidasans" style:font-family-complex="Lucidasans"/>
    </style:style>
    <style:style style:name="MonParagraphe" style:family="paragraph" style:parent-style-name="Standard" style:master-page-name="">
      <style:paragraph-properties fo:margin-left="0cm" fo:margin-right="0cm" fo:margin-top="0.199cm" fo:margin-bottom="0cm" style:contextual-spacing="false" fo:text-align="justify" style:justify-single-word="false" fo:hyphenation-ladder-count="no-limit" fo:text-indent="0.953cm" style:auto-text-indent="false" style:page-number="auto"/>
      <style:text-properties style:font-name="Calibri1" fo:font-family="Calibri" style:font-style-name="Normal" style:font-family-generic="swiss"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onTitreSousSection" style:family="paragraph" style:parent-style-name="Heading_20_2" style:next-style-name="MonParagraphe" style:default-outline-level="2">
      <style:paragraph-properties fo:margin-left="0cm" fo:margin-right="0cm" fo:text-indent="0cm" style:auto-text-indent="false"/>
      <style:text-properties fo:font-style="normal"/>
    </style:style>
    <style:style style:name="MonTitreSection" style:family="paragraph" style:parent-style-name="Heading_20_1" style:next-style-name="MonParagraphe" style:default-outline-level="1">
      <style:paragraph-properties fo:margin-left="0cm" fo:margin-right="0cm" fo:text-indent="0cm" style:auto-text-indent="false"/>
    </style:style>
    <style:style style:name="MonTitre" style:family="paragraph" style:parent-style-name="Standard">
      <style:paragraph-properties fo:margin-top="0.423cm" fo:margin-bottom="0.847cm" style:contextual-spacing="false" fo:text-align="center" style:justify-single-word="false" fo:padding-left="0.141cm" fo:padding-right="0.141cm" fo:padding-top="0.035cm" fo:padding-bottom="0.035cm" fo:border="0.51pt solid #000000"/>
      <style:text-properties fo:font-size="18pt" fo:font-weight="bold" style:font-size-asian="18pt" style:font-weight-asian="bold" style:font-size-complex="18pt"/>
    </style:style>
    <style:style style:name="MonAuteur" style:family="paragraph" style:parent-style-name="Standard">
      <style:paragraph-properties>
        <style:tab-stops>
          <style:tab-stop style:position="16.829cm" style:type="right"/>
        </style:tab-stops>
      </style:paragraph-properties>
      <style:text-properties style:font-name="Calibri" fo:font-family="Calibri" style:font-style-name="Gras" style:font-family-generic="swiss" style:font-pitch="variable" fo:font-size="10pt" fo:font-weight="bold" style:font-size-asian="14pt" style:font-weight-asian="bold" style:font-size-complex="14pt"/>
    </style:style>
    <style:style style:name="Table" style:family="paragraph" style:parent-style-name="Caption" style:class="extra">
      <style:paragraph-properties fo:text-align="center" style:justify-single-word="false"/>
    </style:style>
    <style:style style:name="Frame_20_contents" style:display-name="Frame contents" style:family="paragraph" style:parent-style-name="Text_20_body"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style:font-name="Calibri1" fo:font-family="Calibri"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rmule" style:family="paragraph" style:parent-style-name="Caption">
      <style:paragraph-properties fo:text-align="center" style:justify-single-word="false" style:shadow="non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re_20_page_20_de_20_garde" style:display-name="Titre page de garde" style:family="paragraph" style:parent-style-name="Frame_20_contents" style:master-page-name="">
      <loext:graphic-properties draw:fill="solid" draw:fill-color="#ffffff" draw:opacity="100%"/>
      <style:paragraph-properties fo:margin-left="1cm" fo:margin-right="1cm" fo:margin-top="7.999cm" fo:margin-bottom="0.21cm" style:contextual-spacing="false" fo:text-align="center" style:justify-single-word="false" fo:text-indent="0cm" style:auto-text-indent="false" style:page-number="auto" fo:background-color="#ffffff" fo:padding="0.049cm" fo:border="0.99pt solid #b3b3b3" style:shadow="none">
        <style:tab-stops/>
      </style:paragraph-properties>
      <style:text-properties style:font-name="Arial Black" fo:font-family="'Arial Black'" style:font-style-name="Normal" style:font-pitch="variable" fo:font-size="24pt" fo:font-weight="900"/>
    </style:style>
    <style:style style:name="MonParagraphe-liste" style:family="paragraph" style:parent-style-name="MonParagraphe">
      <style:paragraph-properties fo:margin-top="0cm" fo:margin-bottom="0cm" style:contextual-spacing="false"/>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2cm" fo:margin-right="0cm" fo:margin-top="0cm" fo:margin-bottom="0.199cm" style:contextual-spacing="false" fo:text-indent="-2cm" style:auto-text-indent="false">
        <style:tab-stops>
          <style:tab-stop style:position="1.499cm" style:leader-style="dotted" style:leader-text="."/>
          <style:tab-stop style:position="17cm" style:type="right" style:leader-style="dotted" style:leader-text="."/>
        </style:tab-stops>
      </style:paragraph-properties>
      <style:text-properties style:font-name="Calibri1" fo:font-family="Calibri" style:font-style-name="Normal" style:font-family-generic="swiss" style:font-pitch="variable" fo:font-size="12pt"/>
    </style:style>
    <style:style style:name="MonTitreSousSousSection" style:family="paragraph" style:parent-style-name="MonTitreSousSection" style:next-style-name="MonParagraphe" style:default-outline-level="3">
      <style:text-properties fo:font-size="13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age_20_Number" style:display-name="Page Number" style:family="text" style:parent-style-name="Police_20_par_20_défaut"/>
    <style:style style:name="Police_20_par_20_défaut" style:display-name="Police par défau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_20_retirer" style:display-name="A retirer" style:family="text">
      <style:text-properties fo:color="#ff3333" loext:opacity="100%" style:text-line-through-style="solid" style:text-line-through-type="sing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 style:num-suffix=". " style:num-format="I">
        <style:list-level-properties text:min-label-width="0.762cm"/>
      </text:outline-level-style>
      <text:outline-level-style text:level="2" loext:num-list-format="%1%.%2%. " style:num-suffix=". " style:num-format="1" text:display-levels="2">
        <style:list-level-properties text:min-label-width="1.016cm"/>
      </text:outline-level-style>
      <text:outline-level-style text:level="3" loext:num-list-format="%1%.%2%.%3%. " style:num-suffix=". " style:num-format="a" text:display-levels="3">
        <style:list-level-properties text:min-label-width="1.27cm"/>
      </text:outline-level-style>
      <text:outline-level-style text:level="4" loext:num-list-format="%1%.%2%.%3%.%4%. " style:num-suffix=". " style:num-format="1" text:display-levels="4">
        <style:list-level-properties text:min-label-width="1.524cm"/>
      </text:outline-level-style>
      <text:outline-level-style text:level="5" loext:num-list-format="%1%.%2%.%3%.%4%.%5%. " style:num-suffix=". " style:num-format="1" text:display-levels="5">
        <style:list-level-properties text:min-label-width="1.778cm"/>
      </text:outline-level-style>
      <text:outline-level-style text:level="6" loext:num-list-format="%1%.%2%.%3%.%4%.%5%.%6%. " style:num-suffix=". " style:num-format="1" text:display-levels="6">
        <style:list-level-properties text:min-label-width="2.032cm"/>
      </text:outline-level-style>
      <text:outline-level-style text:level="7" loext:num-list-format="%1%.%2%.%3%.%4%.%5%.%6%.%7%. " style:num-suffix=". " style:num-format="1" text:display-levels="7">
        <style:list-level-properties text:min-label-width="2.286cm"/>
      </text:outline-level-style>
      <text:outline-level-style text:level="8" loext:num-list-format="%1%.%2%.%3%.%4%.%5%.%6%.%7%.%8%. " style:num-suffix=". " style:num-format="1" text:display-levels="8">
        <style:list-level-properties text:min-label-width="2.54cm"/>
      </text:outline-level-style>
      <text:outline-level-style text:level="9" loext:num-list-format="%1%.%2%.%3%.%4%.%5%.%6%.%7%.%8%.%9%. " style:num-suffix=". " style:num-format="1" text:display-levels="9">
        <style:list-level-properties text:min-label-width="2.794cm"/>
      </text:outline-level-style>
      <text:outline-level-style text:level="10" loext:num-list-format="%10%. " style:num-suffix=". " style:num-format="">
        <style:list-level-properties text:min-label-distance="0.381cm"/>
      </text:outline-level-style>
    </text:outline-style>
    <text:list-style style:name="WW8Num1">
      <text:list-level-style-number text:level="1" loext:num-list-format="%1%" style:num-format="I">
        <style:list-level-properties text:min-label-width="0.762cm"/>
      </text:list-level-style-number>
      <text:list-level-style-number text:level="2" loext:num-list-format="%1%.%2%" style:num-format="1" text:display-levels="2">
        <style:list-level-properties text:min-label-width="1.016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524cm"/>
      </text:list-level-style-number>
      <text:list-level-style-number text:level="5" loext:num-list-format="%1%.%2%.%3%.%4%.%5%" style:num-format="1" text:display-levels="5">
        <style:list-level-properties text:min-label-width="1.778cm"/>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style style:name="MP1" style:family="paragraph" style:parent-style-name="MonAuteur">
      <style:text-properties style:use-window-font-color="true" loext:opacity="0%" style:font-name="Times New Roman" fo:font-size="12pt" fo:language="fr" fo:country="FR" style:font-name-asian="Times New Roman" style:font-size-asian="12pt" style:font-name-complex="Times New Roman" style:font-size-complex="12pt" style:language-complex="ar" style:country-complex="SA"/>
    </style:style>
    <style:style style:name="MT1" style:family="text">
      <style:text-properties style:use-window-font-color="true" loext:opacity="0%" style:font-name="Calibri" fo:font-size="10pt" fo:language="fr" fo:country="FR" fo:font-weight="bold" officeooo:rsid="00214063" style:font-name-asian="Times New Roman" style:font-size-asian="14pt" style:font-weight-asian="bold" style:font-name-complex="Times New Roman" style:font-size-complex="14pt" style:language-complex="ar" style:country-complex="SA"/>
    </style:style>
    <style:style style:name="MT2" style:family="text">
      <style:text-properties style:use-window-font-color="true" loext:opacity="0%" style:font-name="Times New Roman" fo:font-size="12pt" fo:language="fr" fo:country="FR" style:font-name-asian="Times New Roman" style:font-size-asian="12pt" style:font-name-complex="Times New Roman" style:font-size-complex="12pt" style:language-complex="ar" style:country-complex="SA"/>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2" style:layout-grid-base-height="0.423cm" style:layout-grid-ruby-height="0.212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I"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ext:p text:style-name="MonAuteur"><text:span text:style-name="MT1">Bleuenn Even, Anaïs Febvre, Shaun Ferrand, Oliwier Ostasz</text:span> <text:span text:style-name="MT2"><text:tab/></text:span><draw:frame draw:style-name="Mfr1" draw:name="images1" text:anchor-type="as-char" svg:width="2.79cm" svg:height="0.9cm" draw:z-index="4"><draw:image xlink:href="Pictures/100000000000015D0000007D1C7775D75BFBC0BB.jpg" xlink:type="simple" xlink:show="embed" xlink:actuate="onLoad" draw:mime-type="image/jpeg"/></draw:frame></text:p>
      </style:header>
      <style:footer>
        <text:p text:style-name="Footer"><text:tab/>- Page <text:page-number text:select-page="current">5</text:page-number>/<text:page-count>5</text:page-count> -<text:tab/></text:p>
      </style:footer>
    </style:master-page>
    <style:master-page style:name="Page_20_de_20_garde" style:display-name="Page de garde" style:page-layout-name="Mpm2" draw:style-name="Mdp1" style:next-style-name="Standard">
      <style:header>
        <text:p text:style-name="Header"/>
      </style:header>
      <style:footer>
        <text:p text:style-name="MP1"/>
      </style:footer>
    </style:master-page>
    <style:master-page style:name="First_20_Page" style:display-name="First Page" style:page-layout-name="Mpm3" draw:style-name="Mdp2" style:next-style-name="Standard"/>
    <style:master-page style:name="HTML" style:page-layout-name="Mpm4"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X86_64 LibreOffice_project/3c58a8f3a960df8bc8fd77b461821e42c061c5f0</meta:generator>
    <meta:creation-date>2023-03-06T13:05:09.282563349</meta:creation-date>
    <dc:language>fr-FR</dc:language>
    <meta:editing-cycles>3</meta:editing-cycles>
    <meta:editing-duration>PT1H22M50S</meta:editing-duration>
    <meta:initial-creator>Odyssée Merveille</meta:initial-creator>
    <dc:date>2023-04-23T16:04:23.914738222</dc:date>
    <meta:document-statistic meta:table-count="0" meta:image-count="1" meta:object-count="0" meta:page-count="5" meta:paragraph-count="147" meta:word-count="1044" meta:character-count="7323" meta:non-whitespace-character-count="5936"/>
    <meta:user-defined meta:name="Info 1"/>
    <meta:user-defined meta:name="Info 2"/>
    <meta:user-defined meta:name="Info 3"/>
    <meta:user-defined meta:name="Info 4"/>
  </office:meta>
</office:document-meta>
</file>